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 fo:text-align="start"/>
    </style:style>
    <style:style style:name="P4" style:family="paragraph">
      <style:paragraph-properties fo:margin-top="0cm" fo:margin-bottom="0.5cm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JavaScript operators</text:p>
          </draw:text-box>
        </draw:frame>
        <draw:frame presentation:style-name="pr2" draw:text-style-name="P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JavaScript Operators</text:p>
          </draw:text-box>
        </draw:frame>
        <draw:frame presentation:style-name="pr4" draw:text-style-name="P1" draw:layer="layout" svg:width="25.2cm" svg:height="12.179cm" svg:x="1.6cm" svg:y="4.8cm" presentation:class="outline" presentation:user-transformed="true">
          <draw:text-box>
            <text:list text:style-name="L2">
              <text:list-item>
                <text:p>Arithmetic operator </text:p>
              </text:list-item>
              <text:list-item>
                <text:p>Assignment operator</text:p>
              </text:list-item>
              <text:list-item>
                <text:p>String operator</text:p>
              </text:list-item>
              <text:list-item>
                <text:p>Comparison operator</text:p>
              </text:list-item>
              <text:list-item>
                <text:p>Logical operator</text:p>
              </text:list-item>
              <text:list-item>
                <text:p>Bitwise operato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list text:style-name="L2">
              <text:list-item>
                <text:p text:style-name="P3">Arithmetic operators</text:p>
              </text:list-item>
            </text:list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1.addition :- <text:s/>+</text:p>
                <text:p>2.multiplication :- *</text:p>
                <text:p>3.subtraction :- -</text:p>
                <text:p>4.division :- /</text:p>
                <text:p>5.modulus :- %</text:p>
                <text:p>6.increment :- ++</text:p>
                <text:p>7.decrement :- --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Assignment operators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Equals :- =</text:p>
              </text:list-item>
              <text:list-item>
                <text:p>Addition assignment :- += <text:s text:c="2"/>e.g. <text:s/>x += y</text:p>
              </text:list-item>
              <text:list-item>
                <text:p text:style-name="P4"><text:span text:style-name="T1">Multiplication </text:span>assignment :- *=</text:p>
              </text:list-item>
              <text:list-item>
                <text:p text:style-name="P4"><text:span text:style-name="T1">subtraction </text:span>assignment :- -=</text:p>
              </text:list-item>
              <text:list-item>
                <text:p text:style-name="P4"><text:span text:style-name="T1">Division </text:span>assignment :- /=</text:p>
              </text:list-item>
              <text:list-item>
                <text:p text:style-name="P4"><text:span text:style-name="T1">modulus <text:s/></text:span>assignment :- %=</text:p>
              </text:list-item>
              <text:list-item>
                <text:p text:style-name="P4">Exponentiation :- **=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list text:style-name="L2">
              <text:list-header>
                <text:p text:style-name="P3">String operator</text:p>
              </text:list-header>
            </text:list>
          </draw:text-box>
        </draw:frame>
        <draw:frame presentation:style-name="pr4" draw:text-style-name="P1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Addition operator and addition assignment operator is used to add two strings</text:p>
                <text:p>e.g1 :- let text1 = "John"; let text2 = "Doe";</text:p>
                <text:p><text:s text:c="9"/>let text3 = text1 + " " + text2;</text:p>
                <text:p>e.g2 :- let text1 = "What a very ";</text:p>
                <text:p><text:s text:c="11"/>text1 += "nice day";</text:p>
              </text:list-item>
              <text:list-item>
                <text:p>Adding Strings and Numbers</text:p>
                <text:p text:style-name="P4">e.g :- let x = 5 + 5;</text:p>
                <text:list>
                  <text:list-item>
                    <text:list>
                      <text:list-header>
                        <text:p>let y = "5" + 5;</text:p>
                        <text:p>let z = "Hello" + 5;</text:p>
                      </text:list-header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Comparison operator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== , != ,&gt;= , &lt;= , &gt; , &lt;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list text:style-name="L2">
              <text:list-header>
                <text:p text:style-name="P3">Logical operator</text:p>
              </text:list-header>
            </text:list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ogical and &amp;&amp;</text:p>
              </text:list-item>
              <text:list-item>
                <text:p>Logical or ||</text:p>
              </text:list-item>
              <text:list-item>
                <text:p>Logical not !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list text:style-name="L2">
              <text:list-header>
                <text:p text:style-name="P3">Bitwise operator</text:p>
              </text:list-header>
            </text:list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AND &amp; // 0010 | 0011-0011</text:p>
              </text:list-item>
              <text:list-item>
                <text:p>OR |</text:p>
              </text:list-item>
              <text:list-item>
                <text:p>NOT ~// -5 //-5+1=4</text:p>
              </text:list-item>
              <text:list-item>
                <text:p>Left shift <text:s/>&lt;&lt;//5&lt;&lt;1=0101=1010</text:p>
              </text:list-item>
              <text:list-item>
                <text:p>Right shift &gt;&gt;//5&gt;&gt;1=0101=0010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4:04:41.860360639</meta:creation-date>
    <meta:editing-duration>PT1H59M55S</meta:editing-duration>
    <meta:editing-cycles>13</meta:editing-cycles>
    <meta:generator>LibreOffice/6.4.7.2$Linux_X86_64 LibreOffice_project/40$Build-2</meta:generator>
    <dc:title>Inspiration</dc:title>
    <dc:date>2022-03-04T12:39:23.612785234</dc:date>
    <meta:document-statistic meta:object-count="54"/>
  </office:meta>
</office:document-meta>
</file>